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372cm" svg:height="0.475cm" svg:x="2.004cm" svg:y="2.016cm">
          <draw:text-box>
            <text:p text:style-name="P1"><text:span text:style-name="T1">System Contract</text:span></text:p>
          </draw:text-box>
        </draw:frame>
        <draw:line draw:style-name="gr2" draw:text-style-name="P3" draw:layer="layout" svg:x1="2cm" svg:y1="2.977cm" svg:x2="5.993cm" svg:y2="2.977cm">
          <text:p/>
        </draw:line>
        <draw:line draw:style-name="gr2" draw:text-style-name="P3" draw:layer="layout" svg:x1="5.993cm" svg:y1="2.977cm" svg:x2="19cm" svg:y2="2.977cm">
          <text:p/>
        </draw:line>
        <draw:line draw:style-name="gr2" draw:text-style-name="P3" draw:layer="layout" svg:x1="2cm" svg:y1="3.661cm" svg:x2="5.993cm" svg:y2="3.661cm">
          <text:p/>
        </draw:line>
        <draw:line draw:style-name="gr2" draw:text-style-name="P3" draw:layer="layout" svg:x1="5.993cm" svg:y1="3.661cm" svg:x2="19cm" svg:y2="3.661cm">
          <text:p/>
        </draw:line>
        <draw:line draw:style-name="gr2" draw:text-style-name="P3" draw:layer="layout" svg:x1="2cm" svg:y1="4.829cm" svg:x2="5.993cm" svg:y2="4.829cm">
          <text:p/>
        </draw:line>
        <draw:line draw:style-name="gr2" draw:text-style-name="P3" draw:layer="layout" svg:x1="5.993cm" svg:y1="4.829cm" svg:x2="19cm" svg:y2="4.829cm">
          <text:p/>
        </draw:line>
        <draw:line draw:style-name="gr2" draw:text-style-name="P3" draw:layer="layout" svg:x1="2cm" svg:y1="5.513cm" svg:x2="5.993cm" svg:y2="5.513cm">
          <text:p/>
        </draw:line>
        <draw:line draw:style-name="gr2" draw:text-style-name="P3" draw:layer="layout" svg:x1="5.993cm" svg:y1="5.513cm" svg:x2="19cm" svg:y2="5.513cm">
          <text:p/>
        </draw:line>
        <draw:line draw:style-name="gr2" draw:text-style-name="P3" draw:layer="layout" svg:x1="2cm" svg:y1="7.655cm" svg:x2="5.993cm" svg:y2="7.655cm">
          <text:p/>
        </draw:line>
        <draw:line draw:style-name="gr2" draw:text-style-name="P3" draw:layer="layout" svg:x1="5.993cm" svg:y1="7.655cm" svg:x2="19cm" svg:y2="7.655cm">
          <text:p/>
        </draw:line>
        <draw:line draw:style-name="gr2" draw:text-style-name="P3" draw:layer="layout" svg:x1="2cm" svg:y1="3.661cm" svg:x2="2cm" svg:y2="2.977cm">
          <text:p/>
        </draw:line>
        <draw:line draw:style-name="gr2" draw:text-style-name="P3" draw:layer="layout" svg:x1="2cm" svg:y1="4.829cm" svg:x2="2cm" svg:y2="3.661cm">
          <text:p/>
        </draw:line>
        <draw:line draw:style-name="gr2" draw:text-style-name="P3" draw:layer="layout" svg:x1="2cm" svg:y1="5.513cm" svg:x2="2cm" svg:y2="4.829cm">
          <text:p/>
        </draw:line>
        <draw:line draw:style-name="gr2" draw:text-style-name="P3" draw:layer="layout" svg:x1="2cm" svg:y1="7.655cm" svg:x2="2cm" svg:y2="5.513cm">
          <text:p/>
        </draw:line>
        <draw:line draw:style-name="gr2" draw:text-style-name="P3" draw:layer="layout" svg:x1="5.993cm" svg:y1="3.661cm" svg:x2="5.993cm" svg:y2="2.977cm">
          <text:p/>
        </draw:line>
        <draw:line draw:style-name="gr2" draw:text-style-name="P3" draw:layer="layout" svg:x1="5.993cm" svg:y1="4.829cm" svg:x2="5.993cm" svg:y2="3.661cm">
          <text:p/>
        </draw:line>
        <draw:line draw:style-name="gr2" draw:text-style-name="P3" draw:layer="layout" svg:x1="5.993cm" svg:y1="5.513cm" svg:x2="5.993cm" svg:y2="4.829cm">
          <text:p/>
        </draw:line>
        <draw:line draw:style-name="gr2" draw:text-style-name="P3" draw:layer="layout" svg:x1="5.993cm" svg:y1="7.655cm" svg:x2="5.993cm" svg:y2="5.513cm">
          <text:p/>
        </draw:line>
        <draw:line draw:style-name="gr2" draw:text-style-name="P3" draw:layer="layout" svg:x1="19cm" svg:y1="3.661cm" svg:x2="19cm" svg:y2="2.977cm">
          <text:p/>
        </draw:line>
        <draw:line draw:style-name="gr2" draw:text-style-name="P3" draw:layer="layout" svg:x1="19cm" svg:y1="4.829cm" svg:x2="19cm" svg:y2="3.661cm">
          <text:p/>
        </draw:line>
        <draw:line draw:style-name="gr2" draw:text-style-name="P3" draw:layer="layout" svg:x1="19cm" svg:y1="5.513cm" svg:x2="19cm" svg:y2="4.829cm">
          <text:p/>
        </draw:line>
        <draw:line draw:style-name="gr2" draw:text-style-name="P3" draw:layer="layout" svg:x1="19cm" svg:y1="7.655cm" svg:x2="19cm" svg:y2="5.513cm">
          <text:p/>
        </draw:line>
        <draw:frame draw:style-name="gr1" draw:text-style-name="P2" draw:layer="layout" svg:width="0.422cm" svg:height="0.475cm" svg:x="2.004cm" svg:y="2.50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987cm" svg:height="0.475cm" svg:x="2.103cm" svg:y="3.088cm">
          <draw:text-box>
            <text:p text:style-name="P1"><text:span text:style-name="T2">Operation:</text:span></text:p>
          </draw:text-box>
        </draw:frame>
        <draw:frame draw:style-name="gr1" draw:text-style-name="P2" draw:layer="layout" svg:width="3.478cm" svg:height="0.475cm" svg:x="6.092cm" svg:y="3.088cm">
          <draw:text-box>
            <text:p text:style-name="P1"><text:span text:style-name="T2">BewohnerAnlegen</text:span></text:p>
          </draw:text-box>
        </draw:frame>
        <draw:frame draw:style-name="gr1" draw:text-style-name="P2" draw:layer="layout" svg:width="3.516cm" svg:height="0.475cm" svg:x="2.103cm" svg:y="3.769cm">
          <draw:text-box>
            <text:p text:style-name="P1"><text:span text:style-name="T2">Cross References:</text:span></text:p>
          </draw:text-box>
        </draw:frame>
        <draw:frame draw:style-name="gr1" draw:text-style-name="P2" draw:layer="layout" svg:width="5.167cm" svg:height="0.475cm" svg:x="6.092cm" svg:y="3.769cm">
          <draw:text-box>
            <text:p text:style-name="P1"><text:span text:style-name="T2">- Use Case 0: WG erstellen</text:span></text:p>
          </draw:text-box>
        </draw:frame>
        <draw:frame draw:style-name="gr1" draw:text-style-name="P2" draw:layer="layout" svg:width="6.018cm" svg:height="0.475cm" svg:x="6.092cm" svg:y="4.256cm">
          <draw:text-box>
            <text:p text:style-name="P1"><text:span text:style-name="T2">- Use Case 1: WG konfigurieren</text:span></text:p>
          </draw:text-box>
        </draw:frame>
        <draw:frame draw:style-name="gr1" draw:text-style-name="P2" draw:layer="layout" svg:width="2.483cm" svg:height="0.475cm" svg:x="2.103cm" svg:y="4.94cm">
          <draw:text-box>
            <text:p text:style-name="P1"><text:span text:style-name="T2">Precondition:</text:span></text:p>
          </draw:text-box>
        </draw:frame>
        <draw:frame draw:style-name="gr1" draw:text-style-name="P2" draw:layer="layout" svg:width="8.337cm" svg:height="0.475cm" svg:x="6.092cm" svg:y="4.94cm">
          <draw:text-box>
            <text:p text:style-name="P1"><text:span text:style-name="T2">eine WG wird gerade erstellt oder bearbeitet</text:span></text:p>
          </draw:text-box>
        </draw:frame>
        <draw:frame draw:style-name="gr1" draw:text-style-name="P2" draw:layer="layout" svg:width="2.885cm" svg:height="0.475cm" svg:x="2.103cm" svg:y="5.621cm">
          <draw:text-box>
            <text:p text:style-name="P1"><text:span text:style-name="T2">Postconditions:</text:span></text:p>
          </draw:text-box>
        </draw:frame>
        <draw:frame draw:style-name="gr1" draw:text-style-name="P2" draw:layer="layout" svg:width="10.052cm" svg:height="0.475cm" svg:x="6.092cm" svg:y="5.621cm">
          <draw:text-box>
            <text:p text:style-name="P1"><text:span text:style-name="T2">- es wurde eine neue Instanz von Bewohner angelegt</text:span></text:p>
          </draw:text-box>
        </draw:frame>
        <draw:frame draw:style-name="gr1" draw:text-style-name="P2" draw:layer="layout" svg:width="11.94cm" svg:height="0.475cm" svg:x="6.092cm" svg:y="6.108cm">
          <draw:text-box>
            <text:p text:style-name="P1"><text:span text:style-name="T2">- den Attributen Name und Passwort wurden Werte zugewiesen</text:span></text:p>
          </draw:text-box>
        </draw:frame>
        <draw:frame draw:style-name="gr1" draw:text-style-name="P2" draw:layer="layout" svg:width="11.919cm" svg:height="0.475cm" svg:x="6.092cm" svg:y="6.595cm">
          <draw:text-box>
            <text:p text:style-name="P1"><text:span text:style-name="T2">- es wurde eine neue Instanz von Privatplan angelegt und dem </text:span></text:p>
          </draw:text-box>
        </draw:frame>
        <draw:frame draw:style-name="gr1" draw:text-style-name="P2" draw:layer="layout" svg:width="4.163cm" svg:height="0.475cm" svg:x="6.092cm" svg:y="7.082cm">
          <draw:text-box>
            <text:p text:style-name="P1"><text:span text:style-name="T2">Bewohner zugeord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7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"/>
    <meta:generator>LibreOffice/5.1.6.2$Linux_X86_64 LibreOffice_project/10m0$Build-2</meta:generator>
  </office:meta>
</office:document-meta>
</file>